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936E96B9.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B81817BE.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285CEE8F.png"/>
  <manifest:file-entry manifest:media-type="image/png" manifest:full-path="Pictures/1000020100000020000000200DF5067A.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CF9FC414.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275B259.png"/>
  <manifest:file-entry manifest:media-type="image/png" manifest:full-path="Pictures/100002010000002000000020959FD4A6.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DCC87798.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EE3B2FA1.png"/>
  <manifest:file-entry manifest:media-type="image/png" manifest:full-path="Pictures/100002010000002000000020BD6F70D7.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2000000000C0000000C59DBD87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0000000002000000020DBF793E4.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5DB20DE2.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88B02E22.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EA0B9EDE.png"/>
  <manifest:file-entry manifest:media-type="image/png" manifest:full-path="Pictures/100002010000002000000020661BD949.png"/>
  <manifest:file-entry manifest:media-type="image/png" manifest:full-path="Pictures/100000000000002000000020B28691DF.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A1515417.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1D21A777.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office:value-type="float" office:value="20">
            <text:p>20</text:p>
          </table:table-cell>
          <table:table-cell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2" svg:width="2.899cm" svg:height="0.596cm" svg:x="20.636cm" svg:y="2.534cm" draw:caption-point-x="-0.61cm" draw:caption-point-y="1.513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2" svg:width="2.899cm" svg:height="0.991cm" svg:x="19.531cm" svg:y="9.509cm" draw:caption-point-x="-0.61cm" draw:caption-point-y="1.513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2" svg:width="2.899cm" svg:height="0.991cm" svg:x="19.531cm" svg:y="10.505cm" draw:caption-point-x="-0.61cm" draw:caption-point-y="1.513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office:value-type="float" office:value="1.2">
            <text:p>1,2</text:p>
          </table:table-cell>
          <table:table-cell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office:value-type="float" office:value="21">
            <text:p>21</text:p>
          </table:table-cell>
          <table:table-cell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office:value-type="float" office:value="50">
            <text:p>50</text:p>
          </table:table-cell>
          <table:table-cell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59DBD8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7">07.03.2010</text:date>, <text:time>08:52: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3-07T08:52:39.40</dc:date>
    <meta:editing-duration>PT13H14M12S</meta:editing-duration>
    <meta:editing-cycles>57</meta:editing-cycles>
    <meta:generator>OpenOffice.org/3.2$Win32 OpenOffice.org_project/320m12$Build-9483</meta:generator>
    <meta:document-statistic meta:table-count="11" meta:cell-count="1293" meta:object-count="309"/>
  </office:meta>
</office:document-meta>
</file>